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officeooo:paragraph-rsid="001a2f44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=======</text:p>
      <text:p text:style-name="P1">HAGOLEM VC EMAIL DRAFT</text:p>
      <text:p text:style-name="P1">Draft Date: December 28, 2024</text:p>
      <text:p text:style-name="P1">================================================================================</text:p>
      <text:p text:style-name="P1"/>
      <text:p text:style-name="P1">SUBJECT LINE:</text:p>
      <text:p text:style-name="P1">The Most Asymmetric Investment Opportunity in History</text:p>
      <text:p text:style-name="P1"/>
      <text:p text:style-name="P1">--------------------------------------------------------------------------------</text:p>
      <text:p text:style-name="P1"/>
      <text:p text:style-name="P1">EMAIL BODY:</text:p>
      <text:p text:style-name="P1"/>
      <text:p text:style-name="P1">[VC Name],</text:p>
      <text:p text:style-name="P1"/>
      <text:p text:style-name="P1">Industrial Revolution → Internet → Smartphone → AI Humanoids entering daily life.</text:p>
      <text:p text:style-name="P1"/>
      <text:p text:style-name="P1">Each created platform-level winners who captured entire ecosystems.</text:p>
      <text:p text:style-name="P1"/>
      <text:p text:style-name="P1">HaGOLEM is the operating system for AI-powered humanoids.</text:p>
      <text:p text:style-name="P1"/>
      <text:p text:style-name="P1">Here's the asymmetry:</text:p>
      <text:p text:style-name="P1">AI infrastructure (OpenAI, Anthropic, Google): $100B+ invested</text:p>
      <text:p text:style-name="P1">HaGOLEM: $8M to capture the application layer</text:p>
      <text:p text:style-name="P1"/>
      <text:p text:style-name="P1">We USE their AI. We don't build it.</text:p>
      <text:p text:style-name="P1"/>
      <text:p text:style-name="P1">Our model: We plant the seeds. Domain experts grow the applications.</text:p>
      <text:p text:style-name="P1">We cut the coupons.</text:p>
      <text:p text:style-name="P1"/>
      <text:p text:style-name="P1">RoboChef, manufacturing, construction, healthcare, defense—</text:p>
      <text:p text:style-name="P1">When one economic sector declines, another rises.</text:p>
      <text:p text:style-name="P1">We're diversified across the entire economy.</text:p>
      <text:p text:style-name="P1"/>
      <text:p text:style-name="P1">Once in a lifetime, the small and smart defeat Goliath.</text:p>
      <text:p text:style-name="P1">(Levi Strauss made more than most gold miners.)</text:p>
      <text:p text:style-name="P1"/>
      <text:p text:style-name="P1">This is that moment.</text:p>
      <text:p text:style-name="P1"/>
      <text:p text:style-name="P1">15 minutes?</text:p>
      <text:p text:style-name="P1"/>
      <text:p text:style-name="P1">Meir</text:p>
      <text:p text:style-name="P1"/>
      <text:p text:style-name="P1">--------------------------------------------------------------------------------</text:p>
      <text:p text:style-name="P1"/>
      <text:p text:style-name="P1">KEY CONCEPTS TO REMEMBER:</text:p>
      <text:p text:style-name="P1">- Most asymmetric investment opportunity in history (main slogan)</text:p>
      <text:p text:style-name="P1">- Revolution timeline positioning</text:p>
      <text:p text:style-name="P1">- $8M vs $100B+ comparison</text:p>
      <text:p text:style-name="P1">- Users of AI, not builders</text:p>
      <text:p text:style-name="P1">- Platform model: plant seeds, cut coupons</text:p>
      <text:p text:style-name="P1">- Economic diversification = recession-proof</text:p>
      <text:p text:style-name="P1">- Levi Strauss analogy (supporting point)</text:p>
      <text:p text:style-name="P1">- Small and smart defeat Goliath</text:p>
      <text:p text:style-name="P1"/>
      <text:p text:style-name="P1">================================================================================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20:00:21.792384400</meta:creation-date>
    <dc:date>2025-12-28T20:07:37.565286500</dc:date>
    <meta:editing-duration>PT7M16S</meta:editing-duration>
    <meta:editing-cycles>1</meta:editing-cycles>
    <meta:document-statistic meta:table-count="0" meta:image-count="0" meta:object-count="0" meta:page-count="1" meta:paragraph-count="37" meta:word-count="190" meta:character-count="1618" meta:non-whitespace-character-count="1464"/>
    <meta:generator>LibreOffice/25.8.3.2$Windows_X86_64 LibreOffice_project/8ca8d55c161d602844f5428fa4b58097424e324e</meta:generator>
  </office:meta>
</office:document-meta>
</file>